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3a9e" officeooo:paragraph-rsid="001e3a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CEDEP:</text:p>
      <text:p text:style-name="P1"/>
      <text:p text:style-name="P1">Funcionalidades:</text:p>
      <text:p text:style-name="P1">- Login/Logout;</text:p>
      <text:p text:style-name="P1">- Cadastro de Usuários;</text:p>
      <text:p text:style-name="P1">- Cadastro de Alunos;</text:p>
      <text:p text:style-name="P1">- Cadastro de Cursos;</text:p>
      <text:p text:style-name="P1">- Matrícula de Alunos em Cursos;</text:p>
      <text:p text:style-name="P1">- Agenda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20:29:20.863885000</meta:creation-date>
    <dc:date>2015-05-28T20:30:44.608533000</dc:date>
    <meta:editing-duration>PT1M24S</meta:editing-duration>
    <meta:editing-cycles>1</meta:editing-cycles>
    <meta:document-statistic meta:table-count="0" meta:image-count="0" meta:object-count="0" meta:page-count="1" meta:paragraph-count="8" meta:word-count="24" meta:character-count="146" meta:non-whitespace-character-count="130"/>
    <meta:generator>LibreOffice/4.3.5.2$MacOSX_X86_64 LibreOffice_project/3a87456aaa6a95c63eea1c1b3201acedf0751bd5</meta:generator>
  </office:meta>
</office:document-meta>
</file>